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eu nome é Eduardo Guerra.</text:span><text:span text:style-name="T2"> </text:span><text:span text:style-name="T1">Esse é o Curso de Programação Orientada a Objetos com Java.</text:span><text:span text:style-name="T2"> </text:span><text:span text:style-name="T1">Hoje vamos falar sobre herança.</text:span><text:span text:style-name="T2"> </text:span><text:span text:style-name="T1">O objetivo dessa aula é que você saia entendendo o que é herança e como</text:span><text:span text:style-name="T2"> </text:span><text:span text:style-name="T1">utilizar ela na modelagem orientada a objetos.</text:span><text:span text:style-name="T2"> </text:span><text:span text:style-name="T1">Adicionalmente vamos ver também como implementar essa herança aí Java.</text:span><text:span text:style-name="T2"> </text:span><text:span text:style-name="T1">A gente viu no final da outra aula, a questão dos níveis de abstração e vimos</text:span><text:span text:style-name="T2"> </text:span><text:span text:style-name="T1">que a partir da herança, a gente consegue estar</text:span><text:span text:style-name="T2"> </text:span><text:span text:style-name="T1">estendendo conceito de uma classe para tornar ele mais específico.</text:span><text:span text:style-name="T2"> </text:span><text:span text:style-name="T1">Então, quando isso acontece, a gente chama a classe a qual está</text:span><text:span text:style-name="T2"> </text:span><text:span text:style-name="T1">sendo estendida de superclasse e a classe que está estendendo de subclasse,</text:span><text:span text:style-name="T2"> </text:span><text:span text:style-name="T1">então no nosso exemplo, o empregado que seria a classe base,</text:span><text:span text:style-name="T2"> </text:span><text:span text:style-name="T1">ele seria a superclasse, e o gerente que seria a classe que</text:span><text:span text:style-name="T2"> </text:span><text:span text:style-name="T1">está especializando seria a subclasse, como é que a gente faz isso?</text:span><text:span text:style-name="T2"> </text:span><text:span text:style-name="T1">Por exemplo, Java eu simplesmente uso o extends,</text:span><text:span text:style-name="T2"> </text:span><text:span text:style-name="T1">então eu coloco que gerente extends empregado,</text:span><text:span text:style-name="T2"> </text:span><text:span text:style-name="T1">e a partir dali ele vai herdar todos os métodos e atributos da classe de cima.</text:span><text:span text:style-name="T2"> </text:span><text:span text:style-name="T1">Note que eu posso por exemplo, adicionar, então no momento que eu faço</text:span><text:span text:style-name="T2"> </text:span><text:span text:style-name="T1">gerente extends empregado, ele vai herdar ali todos aquele atributos</text:span><text:span text:style-name="T2"> </text:span><text:span text:style-name="T1">e aí eu ainda posso acrescentar o bônus que é específico do gerente.</text:span><text:span text:style-name="T2"> </text:span><text:span text:style-name="T1">Quando eu faço a herança,</text:span><text:span text:style-name="T2"> </text:span><text:span text:style-name="T1">têm coisas que pode e têm coisas que não pode, então o que é que pode?</text:span><text:span text:style-name="T2"> </text:span><text:span text:style-name="T1">Eu posso estar adicionando métodos,</text:span><text:span text:style-name="T2"> </text:span><text:span text:style-name="T1">eu posso estar adicionando atributos e eu posso estar modificando métodos.</text:span><text:span text:style-name="T2"> </text:span><text:span text:style-name="T1">Essa questão da modificação de métodos a gente vai ver com mais detalhes numa aula</text:span><text:span text:style-name="T2"> </text:span><text:span text:style-name="T1">para frente.</text:span><text:span text:style-name="T2"> </text:span><text:span text:style-name="T1">Agora o que é que não pode?</text:span><text:span text:style-name="T2"> </text:span><text:span text:style-name="T1">Eu não posso remover nada, então aquilo que a classe, que a superclasse falou</text:span><text:span text:style-name="T2"> </text:span><text:span text:style-name="T1">que tem termos de métodos e atributos, eu não posso tirar, eu não posso remover.</text:span><text:span text:style-name="T2"> </text:span><text:span text:style-name="T1">E outra coisa que eu não posso fazer, é estender uma outra classe,</text:span><text:span text:style-name="T2"> </text:span><text:span text:style-name="T1">Java eu só posso estender uma classe por vez,</text:span><text:span text:style-name="T2"> </text:span><text:span text:style-name="T1">a gente também nessa aula vai ver isso pouquinho mais pra frente.</text:span><text:span text:style-name="T2"> </text:span><text:span text:style-name="T1">Agora porque é que eu não posso remover?</text:span><text:span text:style-name="T2"> </text:span><text:span text:style-name="T1">Quando uma classe ela chega e fala: "olha eu tenho esse método e eu</text:span><text:span text:style-name="T2"> </text:span><text:span text:style-name="T1">tenho esse atributo e você pode acessar ele",</text:span><text:span text:style-name="T2"> </text:span><text:span text:style-name="T1">é como se ela tivesse criando contrato,</text:span><text:span text:style-name="T2"> </text:span><text:span text:style-name="T1">que ela se compromete a prover aquelas informações e aquela funcionalidade.</text:span><text:span text:style-name="T2"> </text:span><text:span text:style-name="T1">Se você for lá e remover método na subclasse,</text:span><text:span text:style-name="T2"> </text:span><text:span text:style-name="T1">é como se você tivesse rescindido aquele contrato.</text:span><text:span text:style-name="T2"> </text:span><text:span text:style-name="T1">Ou seja, por exemplo, empregado ele vai lá e fala o seguinte: "olha</text:span><text:span text:style-name="T2"> </text:span><text:span text:style-name="T1">a partir de mim você consegue obter o meu salário, a partir de método".</text:span><text:span text:style-name="T2"> </text:span><text:span text:style-name="T1">e o gerente, ele tem que continuar, como ele é empregado,</text:span><text:span text:style-name="T2"> </text:span><text:span text:style-name="T1">como ele está estendendo esse conceito, ele pode acrescentar coisas novas,</text:span><text:span text:style-name="T2"> </text:span><text:span text:style-name="T1">ele pode acrescentar métodos, ele pode até pegar método que existe e</text:span><text:span text:style-name="T2"> </text:span><text:span text:style-name="T1">implementar ele de uma forma diferente, ter uma lógica diferente.</text:span><text:span text:style-name="T2"> </text:span><text:span text:style-name="T1">Mas ele não pode, de forma nenhuma, quebrar aquele contrato da superclasse.</text:span><text:span text:style-name="T2"> </text:span><text:span text:style-name="T1">Isso na modelagem orientada a objetos é extremamente importante,</text:span><text:span text:style-name="T2"> </text:span><text:span text:style-name="T1">a subclasse, ela tem que manter os contratos da superclasse,</text:span><text:span text:style-name="T2"> </text:span><text:span text:style-name="T1">então se a superclasse fala que pode prover uma informação,</text:span><text:span text:style-name="T2"> </text:span><text:span text:style-name="T1">a subclasse tem que continuar provendo aquela informação.</text:span><text:span text:style-name="T2"> </text:span><text:span text:style-name="T1">Se a superclasse diz que vai fornecer uma funcionalidade a partir de método,</text:span><text:span text:style-name="T2"> </text:span><text:span text:style-name="T1">a subclasse tem que continuar provendo aquela funcionalidade,</text:span><text:span text:style-name="T2"> </text:span><text:span text:style-name="T1">pode ser até de uma forma diferente, mas ela não pode quebrar o contrato.</text:span><text:span text:style-name="T2"> </text:span><text:span text:style-name="T1">Outra coisa se a gente for pensar por exemplo,</text:span><text:span text:style-name="T2"> </text:span><text:span text:style-name="T1">esse seria o exemplo clássico do que a gente chama aí de herança múltipla,</text:span><text:span text:style-name="T2"> </text:span><text:span text:style-name="T1">se eu tenho sofá cama, ele herdaria conceitos tanto de cama, quanto de sofá.</text:span><text:span text:style-name="T2"> </text:span><text:span text:style-name="T1">Então a gente pode falar assim, não, no caso ali eu tinha empregado,</text:span><text:span text:style-name="T2"> </text:span><text:span text:style-name="T1">e tenho gerente que é empregado mais específico, eu posso falar que o sofá cama</text:span><text:span text:style-name="T2"> </text:span><text:span text:style-name="T1">é sofá mais específico, ou posso falar que o sofá cama, é uma cama mais específica,</text:span><text:span text:style-name="T2"> </text:span><text:span text:style-name="T1">eu posso falar que sofá cama, é ao mesmo tempo, sofá e uma cama mais específica.</text:span><text:span text:style-name="T2"> </text:span><text:span text:style-name="T1">Só que, Java, essa ideia da herança múltipla,</text:span><text:span text:style-name="T2"> </text:span><text:span text:style-name="T1">ela não é permitida na linguagem.</text:span><text:span text:style-name="T2"> </text:span><text:span text:style-name="T1">Então essa também é uma coisa que a gente tem que lembrar,</text:span><text:span text:style-name="T2"> </text:span><text:span text:style-name="T1">que é uma limitação da herança na linguagem Java.</text:span><text:span text:style-name="T2"> </text:span><text:span text:style-name="T1">Você só pode usar herança uma vez por classe, então a partir do momento que uma</text:span><text:span text:style-name="T2"> </text:span><text:span text:style-name="T1">classe estende uma outra, você não pode ir lá e fazer uma outra herança.</text:span><text:span text:style-name="T2"> </text:span><text:span text:style-name="T1">Eu gosto de dizer que a herança é aquela carta que você só joga uma vez,</text:span><text:span text:style-name="T2"> </text:span><text:span text:style-name="T1">então a partir do momento que você deu aquela cartada e que você está</text:span><text:span text:style-name="T2"> </text:span><text:span text:style-name="T1">usando a herança, que você usou esse recurso uma classe,</text:span><text:span text:style-name="T2"> </text:span><text:span text:style-name="T1">você não vai poder usar de novo para a mesma classe.</text:span><text:span text:style-name="T2"> </text:span><text:span text:style-name="T1">Então por isso é que a gente tem que pensar nossas hierarquias muito bem na</text:span><text:span text:style-name="T2"> </text:span><text:span text:style-name="T1">hora que estamos fazendo a modelagem, porque se a gente começar a usar herança</text:span><text:span text:style-name="T2"> </text:span><text:span text:style-name="T1">de forma errada, a gente pode precisar da herança mesmo e não poder usar,</text:span><text:span text:style-name="T2"> </text:span><text:span text:style-name="T1">porque aquele relacionamento já existe com uma outra classe.</text:span><text:span text:style-name="T2"> </text:span><text:span text:style-name="T1">Com certeza no curso como todo, vamos falar muito mais sobre essas situações aí,</text:span><text:span text:style-name="T2"> </text:span><text:span text:style-name="T1">e sobre os cenários que é adequado estar utilizando a herança.</text:span><text:span text:style-name="T2"> </text:span><text:span text:style-name="T1">Para fechar essa aula de herança, a ultima coisa que eu queria falar para vocês,</text:span><text:span text:style-name="T2"> </text:span><text:span text:style-name="T1">é que mesmo que você não coloque extends,</text:span><text:span text:style-name="T2"> </text:span><text:span text:style-name="T1">toda classe, ela vai estender a classe object,</text:span><text:span text:style-name="T2"> </text:span><text:span text:style-name="T1">que seria aí digamos assim o pai de todas as classes,</text:span><text:span text:style-name="T2"> </text:span><text:span text:style-name="T1">aquela classe que todas as classes estendem ela, não é?</text:span><text:span text:style-name="T2"> </text:span><text:span text:style-name="T1">Eu lembro que tinha colega meu, que ele falava que, na empresa dele,</text:span><text:span text:style-name="T2"> </text:span><text:span text:style-name="T1">o presidente da empresa, o pessoal chamava ele de object, porquê?</text:span><text:span text:style-name="T2"> </text:span><text:span text:style-name="T1">Porque é aquele cara que está no topo da hierarquia da empresa.</text:span><text:span text:style-name="T2"> </text:span><text:span text:style-name="T1">Então Isso aí é para vocês não esquecerem que o object é aquela classe que está no</text:span><text:span text:style-name="T2"> </text:span><text:span text:style-name="T1">topo da hierarquia das classes Java.</text:span><text:span text:style-name="T2"> </text:span><text:span text:style-name="T1">Toda a classe é object, mesmo que você não coloque</text:span><text:span text:style-name="T2"> </text:span><text:span text:style-name="T1">explicitamente extends object, na verdade a gente não faz isso,</text:span><text:span text:style-name="T2"> </text:span><text:span text:style-name="T1">a gente não colocando nada a classe vai estar estendendo diretamente de object.</text:span><text:span text:style-name="T2"> </text:span><text:span text:style-name="T1">O object tem alguns métodos, como o método equals, para comparação, que a gente pode</text:span><text:span text:style-name="T2"> </text:span><text:span text:style-name="T1">sobescrever e que tem algumas outras classes que utilizam esses recursos aí.</text:span><text:span text:style-name="T2"> </text:span><text:span text:style-name="T1">Então é importante saber que mesmo que você explicitamente não esteja </text:span><text:soft-page-break/><text:span text:style-name="T1">usando</text:span><text:span text:style-name="T2"> </text:span><text:span text:style-name="T1">herança, implicitamente a sua classe está estendendo sempre uma outra classe,</text:span><text:span text:style-name="T2"> </text:span><text:span text:style-name="T1">que no caso, se você não especificar nenhuma, vai ser a classe object.</text:span><text:span text:style-name="T2"> </text:span><text:span text:style-name="T1">Então eu espero que com essa aula, todos vocês tenham entendido melhor</text:span><text:span text:style-name="T2"> </text:span><text:span text:style-name="T1">esse conceito de herança, e visto como Java a gente utiliza ali o extends,</text:span><text:span text:style-name="T2"> </text:span><text:span text:style-name="T1">para poder estender ali e herdar os métodos e atributos de uma outra classe.</text:span><text:span text:style-name="T2"> </text:span><text:span text:style-name="T3">Muito obrigado.</text:span><text:span text:style-name="T2"> </text:span><text:span text:style-name="T3">Até à próxima aula, que vamos entrar com mais detalhes nessa parte da herança.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S</meta:editing-duration>
    <meta:editing-cycles>3</meta:editing-cycles>
    <meta:generator>LibreOffice/5.1.6.2$Windows_x86 LibreOffice_project/07ac168c60a517dba0f0d7bc7540f5afa45f0909</meta:generator>
    <dc:date>2017-01-22T11:41:49.420000000</dc:date>
    <meta:document-statistic meta:table-count="0" meta:image-count="0" meta:object-count="0" meta:page-count="2" meta:paragraph-count="1" meta:word-count="1111" meta:character-count="6237" meta:non-whitespace-character-count="5125"/>
    <meta:user-defined meta:name="Info 1"/>
    <meta:user-defined meta:name="Info 2"/>
    <meta:user-defined meta:name="Info 3"/>
    <meta:user-defined meta:name="Info 4"/>
  </office:meta>
</office:document-meta>
</file>